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1" fo:font-size="14pt" fo:font-weight="bold" officeooo:paragraph-rsid="001da3d6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35" style:family="paragraph" style:parent-style-name="Standard">
      <style:text-properties officeooo:paragraph-rsid="000b1eee"/>
    </style:style>
    <style:style style:name="P36" style:family="paragraph" style:parent-style-name="Standard">
      <style:paragraph-properties fo:text-align="start" style:justify-single-word="false"/>
      <style:text-properties officeooo:paragraph-rsid="0015a154"/>
    </style:style>
    <style:style style:name="P37" style:family="paragraph" style:parent-style-name="Standard">
      <style:paragraph-properties fo:text-align="start" style:justify-single-word="false"/>
      <style:text-properties officeooo:paragraph-rsid="00178403"/>
    </style:style>
    <style:style style:name="P38" style:family="paragraph" style:parent-style-name="Standard">
      <style:paragraph-properties fo:text-align="start" style:justify-single-word="false"/>
      <style:text-properties officeooo:paragraph-rsid="00194500"/>
    </style:style>
    <style:style style:name="P39" style:family="paragraph" style:parent-style-name="Standard">
      <style:paragraph-properties fo:text-align="start" style:justify-single-word="false"/>
      <style:text-properties officeooo:paragraph-rsid="001d478e"/>
    </style:style>
    <style:style style:name="P40" style:family="paragraph" style:parent-style-name="Standard">
      <style:paragraph-properties fo:text-align="start" style:justify-single-word="false"/>
      <style:text-properties officeooo:paragraph-rsid="001d9db8"/>
    </style:style>
    <style:style style:name="P41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42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43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44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45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6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47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9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60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61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62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63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4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5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6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7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8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9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70" style:family="paragraph" style:parent-style-name="Standard" style:list-style-name="L30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71" style:family="paragraph" style:parent-style-name="Standard" style:list-style-name="L31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76" style:family="paragraph" style:parent-style-name="Standard">
      <style:text-properties style:font-name="Arial1" fo:font-size="14pt" fo:font-weight="bold" officeooo:paragraph-rsid="001fda1d" style:font-size-asian="14pt" style:font-weight-asian="bold" style:font-size-complex="14pt" style:font-weight-complex="bold"/>
    </style:style>
    <style:style style:name="P77" style:family="paragraph" style:parent-style-name="Standard" style:list-style-name="L6">
      <style:text-properties officeooo:paragraph-rsid="000b1eee"/>
    </style:style>
    <style:style style:name="P78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79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80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81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82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P83" style:family="paragraph" style:parent-style-name="Standard" style:list-style-name="L33">
      <style:paragraph-properties fo:text-align="start" style:justify-single-word="false"/>
      <style:text-properties officeooo:paragraph-rsid="001fda1d"/>
    </style:style>
    <style:style style:name="P84" style:family="paragraph" style:parent-style-name="Standard" style:list-style-name="L34">
      <style:paragraph-properties fo:text-align="start" style:justify-single-word="false"/>
      <style:text-properties officeooo:paragraph-rsid="001fda1d"/>
    </style:style>
    <style:style style:name="P85" style:family="paragraph" style:parent-style-name="Standard" style:list-style-name="L35">
      <style:paragraph-properties fo:text-align="start" style:justify-single-word="false"/>
      <style:text-properties officeooo:paragraph-rsid="001fda1d"/>
    </style:style>
    <style:style style:name="P86" style:family="paragraph" style:parent-style-name="Standard" style:list-style-name="L36">
      <style:paragraph-properties fo:text-align="start" style:justify-single-word="false"/>
      <style:text-properties officeooo:paragraph-rsid="001fda1d"/>
    </style:style>
    <style:style style:name="P87" style:family="paragraph" style:parent-style-name="Standard" style:list-style-name="L37">
      <style:paragraph-properties fo:text-align="start" style:justify-single-word="false"/>
      <style:text-properties officeooo:paragraph-rsid="001fda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normal" officeooo:rsid="001fda1d" style:font-size-asian="14pt" style:font-weight-asian="normal" style:font-size-complex="14pt" style:font-weight-complex="normal"/>
    </style:style>
    <style:style style:name="T13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5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6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7" style:family="text">
      <style:text-properties officeooo:rsid="00194500"/>
    </style:style>
    <style:style style:name="T18" style:family="text">
      <style:text-properties officeooo:rsid="00194670"/>
    </style:style>
    <style:style style:name="T19" style:family="text">
      <style:text-properties officeooo:rsid="001970ce"/>
    </style:style>
    <style:style style:name="T20" style:family="text">
      <style:text-properties officeooo:rsid="001b4b6c"/>
    </style:style>
    <style:style style:name="T21" style:family="text">
      <style:text-properties officeooo:rsid="001d478e"/>
    </style:style>
    <style:style style:name="T22" style:family="text">
      <style:text-properties officeooo:rsid="001d9db8"/>
    </style:style>
    <style:style style:name="T23" style:family="text">
      <style:text-properties officeooo:rsid="001fda1d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19"/>
      <text:p text:style-name="P19">Ситуация:</text:p>
      <text:list text:style-name="L1">
        <text:list-item>
          <text:p text:style-name="P41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19">Действия:</text:p>
      <text:list text:style-name="L2">
        <text:list-item>
          <text:p text:style-name="P42">Перешёл в tty-терминал (Ctrl + Alt + F5<text:span text:style-name="T4">(hp)</text:span>)<text:span text:style-name="T4">(F3-F6)</text:span></text:p>
        </text:list-item>
        <text:list-item>
          <text:p text:style-name="P43">Открыл файл через <text:span text:style-name="T3">nano (nano /etc/systemd/logind.conf)</text:span></text:p>
        </text:list-item>
        <text:list-item>
          <text:p text:style-name="P42">Восстановил настройки файла.</text:p>
        </text:list-item>
        <text:list-item>
          <text:p text:style-name="P42">Перезапустил службу и систему, графика вернулась.</text:p>
        </text:list-item>
      </text:list>
      <text:p text:style-name="P19">Вывод:</text:p>
      <text:list text:style-name="L3">
        <text:list-item>
          <text:p text:style-name="P44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45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25"/>
      <text:p text:style-name="P1">21.06.25</text:p>
      <text:p text:style-name="P19"/>
      <text:p text:style-name="P19">Тема:</text:p>
      <text:list text:style-name="L5">
        <text:list-item>
          <text:p text:style-name="P46">Установка локальных .deb-пакетов через терминал (на примере Google Chrome).</text:p>
        </text:list-item>
      </text:list>
      <text:p text:style-name="P19">Шаги:</text:p>
      <text:list text:style-name="L6">
        <text:list-item>
          <text:p text:style-name="P77"><text:span text:style-name="T5">cd ~/Downloads — переход в папку загрузок (</text:span><text:span text:style-name="T13">~/</text:span><text:span text:style-name="T5"> - домашний каталог).</text:span></text:p>
        </text:list-item>
        <text:list-item>
          <text:p text:style-name="P77"><text:span text:style-name="T13">ls</text:span><text:span text:style-name="T5"> google-chrome*.deb — убедиться, что файл есть.</text:span></text:p>
        </text:list-item>
        <text:list-item>
          <text:p text:style-name="P77"><text:span text:style-name="T5">sudo apt install ./google-chrome-stable_current_amd64.deb — установка файла.</text:span><text:span text:style-name="T16">(</text:span><text:span text:style-name="T13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47">./ всегда нужен для установки локальных пакетов.</text:p>
        </text:list-item>
        <text:list-item>
          <text:p text:style-name="P47">~/Downloads — быстрая команда для перехода в загрузки пользователя.</text:p>
        </text:list-item>
      </text:list>
      <text:p text:style-name="P35"><text:span text:style-name="T5"/></text:p>
      <text:p text:style-name="P2">-------------------------------------------------------------------------------------------------------</text:p>
      <text:p text:style-name="P35"><text:span text:style-name="T13"/></text:p>
      <text:p text:style-name="P3">26.06.25</text:p>
      <text:p text:style-name="P3"/>
      <text:p text:style-name="P4">Тема:</text:p>
      <text:list text:style-name="L8">
        <text:list-item>
          <text:p text:style-name="P48">Полезные горячие клавиши VirtualBox</text:p>
        </text:list-item>
      </text:list>
      <text:p text:style-name="P36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4">Основные комбинации:</text:span></text:p>
      <text:list text:style-name="L9">
        <text:list-item>
          <text:p text:style-name="P49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49">Host Key + F — переход в/из полноэкранного режима<text:line-break/>(Full screen mode)</text:p>
        </text:list-item>
        <text:list-item>
          <text:p text:style-name="P49">Host Key + L — захват мыши<text:line-break/>(Mouse integration toggle)</text:p>
        </text:list-item>
        <text:list-item>
          <text:p text:style-name="P49">Host Key + C — переключение режима масштабирования<text:line-break/>(Scaled mode)</text:p>
        </text:list-item>
        <text:list-item>
          <text:p text:style-name="P49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49">Host Key (нажать один раз) — “освободить” мышь и клавиатуру из виртуальной машины обратно в основную ОС</text:p>
        </text:list-item>
      </text:list>
      <text:p text:style-name="P26"/>
      <text:p text:style-name="P5">-------------------------------------------------------------------------------------------------------</text:p>
      <text:p text:style-name="P6"/>
      <text:p text:style-name="P6">28.06.25</text:p>
      <text:p text:style-name="P27"/>
      <text:p text:style-name="P12">Тема:</text:p>
      <text:list text:style-name="L10">
        <text:list-item>
          <text:p text:style-name="P50">Проверка и настройка гибернации в Linux</text:p>
        </text:list-item>
      </text:list>
      <text:p text:style-name="P27"/>
      <text:p text:style-name="P12">Порядок действий:</text:p>
      <text:list text:style-name="L11">
        <text:list-item>
          <text:p text:style-name="P51">Убедиться, что swap ≥ RAM:</text:p>
        </text:list-item>
        <text:list-item>
          <text:p text:style-name="P51">bash:</text:p>
          <text:list>
            <text:list-item>
              <text:p text:style-name="P51">swapon —show</text:p>
            </text:list-item>
            <text:list-item>
              <text:p text:style-name="P51">free -h</text:p>
            </text:list-item>
          </text:list>
        </text:list-item>
        <text:list-item>
          <text:p text:style-name="P51">Проверить наличие и правильность параметра resume:</text:p>
          <text:list>
            <text:list-item>
              <text:p text:style-name="P51">bash:</text:p>
              <text:list>
                <text:list-item>
                  <text:p text:style-name="P51">cat /proc/cmdline(должен быть resume=UUID=…)</text:p>
                </text:list-item>
              </text:list>
            </text:list-item>
          </text:list>
        </text:list-item>
        <text:list-item>
          <text:p text:style-name="P51">Проверить наличие swap в fstab:</text:p>
          <text:list>
            <text:list-item>
              <text:p text:style-name="P51">bash</text:p>
              <text:list>
                <text:list-item>
                  <text:p text:style-name="P51">/swap.img none swap sw 0 0</text:p>
                </text:list-item>
              </text:list>
            </text:list-item>
          </text:list>
        </text:list-item>
        <text:list-item>
          <text:p text:style-name="P78"><text:span text:style-name="T15">Ключевой шаг</text:span><text:span text:style-name="T8"> — посмотреть, поддерживает ли система гибернацию:</text:span></text:p>
          <text:list>
            <text:list-item>
              <text:p text:style-name="P51">bash</text:p>
              <text:list>
                <text:list-item>
                  <text:p text:style-name="P78"><text:span text:style-name="T8">cat /sys/power/state - Если в выводе есть </text:span><text:span text:style-name="T15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51">Если “disk” отсутствует:</text:p>
          <text:list>
            <text:list-item>
              <text:p text:style-name="P51">Проверяю настройки BIOS/UEFI (ACPI, Sleep State, Hibernate, Secure Boot).</text:p>
            </text:list-item>
            <text:list-item>
              <text:p text:style-name="P51">Могу попробовать другое ядро или дистрибутив.</text:p>
            </text:list-item>
            <text:list-item>
              <text:p text:style-name="P51"><text:soft-page-break/>В крайнем случае, использую только режим Sleep (suspend) или Hybrid-sleep.</text:p>
            </text:list-item>
          </text:list>
        </text:list-item>
      </text:list>
      <text:p text:style-name="P37"><text:span text:style-name="T8"/></text:p>
      <text:p text:style-name="P12">Вывод:</text:p>
      <text:list text:style-name="L12">
        <text:list-item>
          <text:p text:style-name="P52">Гибернация в Linux работает только если ядро и железо поддерживают режим “disk”.</text:p>
        </text:list-item>
        <text:list-item>
          <text:p text:style-name="P52">Если его нет — настройка невозможна ни через swap, ни через grub.</text:p>
        </text:list-item>
      </text:list>
      <text:p text:style-name="P27"/>
      <text:p text:style-name="P20">-------------------------------------------------------------------------------------------------------</text:p>
      <text:p text:style-name="P7"/>
      <text:p text:style-name="P7"><text:span text:style-name="T17">30</text:span>.06.25</text:p>
      <text:p text:style-name="P13"/>
      <text:p text:style-name="P13">Тема:</text:p>
      <text:list text:style-name="L13">
        <text:list-item>
          <text:p text:style-name="P53">Организация файлов VPN-клиента в Linux</text:p>
        </text:list-item>
      </text:list>
      <text:p text:style-name="P12">Задача:</text:p>
      <text:list text:style-name="L14">
        <text:list-item>
          <text:p text:style-name="P54">Навести порядок в домашней директории, скрыть чувствительные файлы OpenVPN-клиента (ключи, конфиги).</text:p>
        </text:list-item>
      </text:list>
      <text:p text:style-name="P13">Действия:</text:p>
      <text:list text:style-name="L15">
        <text:list-item>
          <text:p text:style-name="P55">Создал скрытую папку для ключей и конфигов VPN:</text:p>
        </text:list-item>
        <text:list-item>
          <text:p text:style-name="P55">bash</text:p>
          <text:list>
            <text:list-item>
              <text:p text:style-name="P55">mkdir ~/.vpn</text:p>
            </text:list-item>
            <text:list-item>
              <text:p text:style-name="P55">mv ~/client.conf ~/client.key ~/client.pub ~/.vpn/</text:p>
            </text:list-item>
          </text:list>
        </text:list-item>
        <text:list-item>
          <text:p text:style-name="P55">Теперь все ключи и конфиги хранятся в ~/.vpn (начало с точки делает папку скрытой).</text:p>
        </text:list-item>
        <text:list-item>
          <text:p text:style-name="P55">В файловом менеджере для отображения скрытых файлов и папок используешь сочетание клавиш Ctrl+H.</text:p>
        </text:list-item>
      </text:list>
      <text:p text:style-name="P38"><text:span text:style-name="T8"/></text:p>
      <text:p text:style-name="P20">-------------------------------------------------------------------------------------------------------</text:p>
      <text:p text:style-name="P7"/>
      <text:p text:style-name="P7"><text:span text:style-name="T18">03.07</text:span>.25</text:p>
      <text:p text:style-name="P13"/>
      <text:p text:style-name="P13">Тема:</text:p>
      <text:list text:style-name="L16">
        <text:list-item>
          <text:p text:style-name="P56">Базовые команды tmux (управление терминальными сессиями)</text:p>
        </text:list-item>
      </text:list>
      <text:p text:style-name="P13"/>
      <text:p text:style-name="P13">Описание:</text:p>
      <text:list text:style-name="L17">
        <text:list-item>
          <text:p text:style-name="P57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28"/>
      <text:p text:style-name="P13">Основные команды tmux:</text:p>
      <text:list text:style-name="L18">
        <text:list-item>
          <text:p text:style-name="P58">Запустить новую сессию:</text:p>
          <text:list>
            <text:list-item>
              <text:p text:style-name="P58">tmux или с именем: tmux new -s имя</text:p>
            </text:list-item>
          </text:list>
        </text:list-item>
        <text:list-item>
          <text:p text:style-name="P58">Показать список сессий:</text:p>
          <text:list>
            <text:list-item>
              <text:p text:style-name="P79"><text:soft-page-break/><text:span text:style-name="T8">tmux ls</text:span></text:p>
            </text:list-item>
          </text:list>
        </text:list-item>
        <text:list-item>
          <text:p text:style-name="P58">Подключиться к сессии:</text:p>
          <text:list>
            <text:list-item>
              <text:p text:style-name="P58">tmux attach -t имя</text:p>
            </text:list-item>
          </text:list>
        </text:list-item>
        <text:list-item>
          <text:p text:style-name="P58">Отключиться от сессии (оставить процессы работать):</text:p>
          <text:list>
            <text:list-item>
              <text:p text:style-name="P58">Нажать Ctrl+b, затем d</text:p>
            </text:list-item>
          </text:list>
        </text:list-item>
        <text:list-item>
          <text:p text:style-name="P58">Закрыть сессию:</text:p>
          <text:list>
            <text:list-item>
              <text:p text:style-name="P58">Внутри tmux — набрать exit или закрыть все окна</text:p>
            </text:list-item>
          </text:list>
        </text:list-item>
        <text:list-item>
          <text:p text:style-name="P58">Управление окнами и панелями:</text:p>
          <text:list>
            <text:list-item>
              <text:p text:style-name="P58">Новое окно: Ctrl+b, затем c</text:p>
            </text:list-item>
          </text:list>
        </text:list-item>
        <text:list-item>
          <text:p text:style-name="P58">Переключение между окнами:</text:p>
          <text:list>
            <text:list-item>
              <text:p text:style-name="P58">Ctrl+b, затем n (next) / p (prev) или Ctrl+b, затем номер окна (1, 2, 3…)</text:p>
            </text:list-item>
          </text:list>
        </text:list-item>
        <text:list-item>
          <text:p text:style-name="P58">Переименовать окно:</text:p>
          <text:list>
            <text:list-item>
              <text:p text:style-name="P58">Ctrl+b, затем ,</text:p>
            </text:list-item>
          </text:list>
        </text:list-item>
        <text:list-item>
          <text:p text:style-name="P58">Разделить окно по горизонтали:</text:p>
          <text:list>
            <text:list-item>
              <text:p text:style-name="P58">Ctrl+b, затем "</text:p>
            </text:list-item>
          </text:list>
        </text:list-item>
        <text:list-item>
          <text:p text:style-name="P58">Разделить окно по вертикали:</text:p>
          <text:list>
            <text:list-item>
              <text:p text:style-name="P58">Ctrl+b, затем %</text:p>
            </text:list-item>
          </text:list>
        </text:list-item>
        <text:list-item>
          <text:p text:style-name="P58">Переключаться между панелями:</text:p>
          <text:list>
            <text:list-item>
              <text:p text:style-name="P58">Ctrl+b, затем стрелка (←, →, ↑, ↓)</text:p>
            </text:list-item>
          </text:list>
        </text:list-item>
        <text:list-item>
          <text:p text:style-name="P58">Закрыть панель:</text:p>
          <text:list>
            <text:list-item>
              <text:p text:style-name="P58">Ctrl+d или командой exit</text:p>
            </text:list-item>
          </text:list>
        </text:list-item>
      </text:list>
      <text:p text:style-name="P14">Полезное:</text:p>
      <text:list text:style-name="L19">
        <text:list-item>
          <text:p text:style-name="P59">Список всех горячих клавиш:</text:p>
          <text:list>
            <text:list-item>
              <text:p text:style-name="P59">Ctrl+b затем ?</text:p>
            </text:list-item>
          </text:list>
        </text:list-item>
        <text:list-item>
          <text:p text:style-name="P59">Показать список окон:</text:p>
          <text:list>
            <text:list-item>
              <text:p text:style-name="P59">Ctrl+b затем w</text:p>
            </text:list-item>
          </text:list>
        </text:list-item>
      </text:list>
      <text:p text:style-name="P13">Комментарий:</text:p>
      <text:list text:style-name="L20">
        <text:list-item>
          <text:p text:style-name="P60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38"><text:span text:style-name="T8"/></text:p>
      <text:p text:style-name="P21">-------------------------------------------------------------------------------------------------------</text:p>
      <text:p text:style-name="P8"/>
      <text:p text:style-name="P8"><text:span text:style-name="T19">10.07</text:span>.25</text:p>
      <text:p text:style-name="P14"/>
      <text:p text:style-name="P14">Тема:</text:p>
      <text:list text:style-name="L21">
        <text:list-item>
          <text:p text:style-name="P61">Карта прохождения файла по сети (7 уровней OSI) и короткий алгоритм диагностики.</text:p>
        </text:list-item>
      </text:list>
      <text:p text:style-name="P15">Описание:</text:p>
      <text:list text:continue-numbering="true" text:style-name="L21">
        <text:list-item>
          <text:p text:style-name="P62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29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30">Уровень</text:p>
          </table:table-cell>
          <table:table-cell table:style-name="Table1.A1" office:value-type="string">
            <text:p text:style-name="P30">Что происходит</text:p>
          </table:table-cell>
          <table:table-cell table:style-name="Table1.C1" office:value-type="string">
            <text:p text:style-name="P30">Быстрая проверка</text:p>
          </table:table-cell>
        </table:table-row>
        <table:table-row>
          <table:table-cell table:style-name="Table1.A2" office:value-type="string">
            <text:p text:style-name="P33">7<text:span text:style-name="T19">)</text:span> Application</text:p>
          </table:table-cell>
          <table:table-cell table:style-name="Table1.A2" office:value-type="string">
            <text:p text:style-name="P33">Сервер даёт HTTP/FTP ответ (200 OK, 404…).</text:p>
          </table:table-cell>
          <table:table-cell table:style-name="Table1.C2" office:value-type="string">
            <text:p text:style-name="P34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33">6<text:span text:style-name="T19">)</text:span> Presentation</text:p>
          </table:table-cell>
          <table:table-cell table:style-name="Table1.A2" office:value-type="string">
            <text:p text:style-name="P33">Шифрование TLS, сжатие gzip.</text:p>
          </table:table-cell>
          <table:table-cell table:style-name="Table1.C2" office:value-type="string">
            <text:p text:style-name="P34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33">5<text:span text:style-name="T19">)</text:span> Session</text:p>
          </table:table-cell>
          <table:table-cell table:style-name="Table1.A2" office:value-type="string">
            <text:p text:style-name="P31">Держится сеанс, возможен Resume.</text:p>
          </table:table-cell>
          <table:table-cell table:style-name="Table1.C2" office:value-type="string">
            <text:p text:style-name="P31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30">4<text:span text:style-name="T19">)</text:span> Transport</text:p>
          </table:table-cell>
          <table:table-cell table:style-name="Table1.A2" office:value-type="string">
            <text:p text:style-name="P31">TCP/UDP дробят данные на сегменты.</text:p>
          </table:table-cell>
          <table:table-cell table:style-name="Table1.C2" office:value-type="string">
            <text:p text:style-name="P31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30">3<text:span text:style-name="T19">)</text:span> Network</text:p>
          </table:table-cell>
          <table:table-cell table:style-name="Table1.A2" office:value-type="string">
            <text:p text:style-name="P31">Пакеты идут через роутеры (IP-маршрут). </text:p>
          </table:table-cell>
          <table:table-cell table:style-name="Table1.C2" office:value-type="string">
            <text:p text:style-name="P31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30">2<text:span text:style-name="T19">)</text:span> Data-Link</text:p>
          </table:table-cell>
          <table:table-cell table:style-name="Table1.A2" office:value-type="string">
            <text:p text:style-name="P31">Свитч гонит кадры по MAC, VLAN.</text:p>
          </table:table-cell>
          <table:table-cell table:style-name="Table1.C2" office:value-type="string">
            <text:p text:style-name="P31">`arp -a` — нет MAC? VLAN/порт down, петля.</text:p>
          </table:table-cell>
        </table:table-row>
        <table:table-row>
          <table:table-cell table:style-name="Table1.A2" office:value-type="string">
            <text:p text:style-name="P30">1<text:span text:style-name="T19">)</text:span> Physical </text:p>
          </table:table-cell>
          <table:table-cell table:style-name="Table1.A2" office:value-type="string">
            <text:p text:style-name="P31">Биты по кабелю / Wi-Fi.</text:p>
          </table:table-cell>
          <table:table-cell table:style-name="Table1.C2" office:value-type="string">
            <text:p text:style-name="P31">Линк-LED не горит → сменить патч-корд, проверить SFP/Wi-Fi-канал.</text:p>
          </table:table-cell>
        </table:table-row>
      </table:table>
      <text:list xml:id="list24621504632910" text:continue-numbering="true" text:style-name="L21">
        <text:list-header>
          <text:p text:style-name="P62"/>
        </text:list-header>
      </text:list>
      <text:p text:style-name="P31"><text:span text:style-name="T1">Алгоритм диагностики «снизу вверх»</text:span>:</text:p>
      <text:list text:style-name="L22">
        <text:list-item>
          <text:p text:style-name="P80"><text:span text:style-name="T9">1) </text:span><text:span text:style-name="T8">Есть ли сигнал? <text:s/>— кабель / радио. <text:s/></text:span></text:p>
        </text:list-item>
        <text:list-item>
          <text:p text:style-name="P80"><text:span text:style-name="T9">2) </text:span><text:span text:style-name="T8">Видит ли MAC? <text:s text:c="2"/>— свитч / VLAN. <text:s/></text:span></text:p>
        </text:list-item>
      </text:list>
      <text:list text:continue-list="list24621504632910" text:style-name="L21">
        <text:list-item>
          <text:p text:style-name="P62"><text:span text:style-name="T20">3) </text:span>Пингуется IP? <text:s text:c="2"/>— маршрут / роутер. <text:s/></text:p>
        </text:list-item>
        <text:list-item>
          <text:p text:style-name="P62"><text:span text:style-name="T20">4) </text:span>Открыт ли порт? — firewall / служба. <text:s/></text:p>
        </text:list-item>
        <text:list-item>
          <text:p text:style-name="P62"><text:span text:style-name="T20">5) </text:span>Держится сеанс? — keep-alive / тайм-аут. <text:s/></text:p>
        </text:list-item>
        <text:list-item>
          <text:p text:style-name="P62"><text:span text:style-name="T20">6) </text:span>Проходит TLS/кодировка? <text:s/></text:p>
        </text:list-item>
        <text:list-item>
          <text:p text:style-name="P62"><text:span text:style-name="T20">7) </text:span>Приложение даёт правильный ответ?</text:p>
        </text:list-item>
      </text:list>
      <text:p text:style-name="P29"/>
      <text:p text:style-name="P22">-------------------------------------------------------------------------------------------------------</text:p>
      <text:p text:style-name="P9"/>
      <text:p text:style-name="P9"><text:span text:style-name="T21">22</text:span><text:span text:style-name="T19">.07</text:span>.25</text:p>
      <text:p text:style-name="P16"/>
      <text:p text:style-name="P16">Тема:</text:p>
      <text:list text:style-name="L23">
        <text:list-item>
          <text:p text:style-name="P63">Итоговый конспект по управлению пользователями, группами и правами в Linux (Lab mini-Project)</text:p>
        </text:list-item>
      </text:list>
      <text:p text:style-name="P39"><text:soft-page-break/><text:span text:style-name="T15">Задание:</text:span></text:p>
      <text:list text:style-name="L24">
        <text:list-item>
          <text:p text:style-name="P64">Создать три группы: group1, group2, shared (у shared GID 9999)</text:p>
        </text:list-item>
        <text:list-item>
          <text:p text:style-name="P64">Создать двух пользователей:</text:p>
          <text:list>
            <text:list-item>
              <text:p text:style-name="P64">user1 (UID 1001, primary group: group1),</text:p>
            </text:list-item>
            <text:list-item>
              <text:p text:style-name="P64">user2 (UID 1002, primary group: group2)</text:p>
            </text:list-item>
          </text:list>
        </text:list-item>
        <text:list-item>
          <text:p text:style-name="P64">Добавить обоих пользователей в группу shared</text:p>
        </text:list-item>
        <text:list-item>
          <text:p text:style-name="P64">Создать файл /tmp/test от имени user1 с содержимым “Hello”</text:p>
        </text:list-item>
        <text:list-item>
          <text:p text:style-name="P64">Убрать публичные права на чтение (chmod 640 /tmp/test)</text:p>
        </text:list-item>
        <text:list-item>
          <text:p text:style-name="P64">Проверить: user2 не может читать файл</text:p>
        </text:list-item>
        <text:list-item>
          <text:p text:style-name="P64">Сменить группу файла на shared</text:p>
        </text:list-item>
        <text:list-item>
          <text:p text:style-name="P64">Проверить: user2 теперь может читать файл</text:p>
        </text:list-item>
        <text:list-item>
          <text:p text:style-name="P64">Удалить пользователей и группы</text:p>
        </text:list-item>
      </text:list>
      <text:p text:style-name="P29"/>
      <text:p text:style-name="P16">Шаги:</text:p>
      <text:list text:style-name="L25">
        <text:list-item>
          <text:p text:style-name="P65">Создание групп</text:p>
          <text:list>
            <text:list-item>
              <text:p text:style-name="P65">sudo groupadd group1</text:p>
            </text:list-item>
            <text:list-item>
              <text:p text:style-name="P65">sudo groupadd group2</text:p>
            </text:list-item>
            <text:list-item>
              <text:p text:style-name="P65">sudo groupadd -g 9999 shared</text:p>
            </text:list-item>
          </text:list>
        </text:list-item>
        <text:list-item>
          <text:p text:style-name="P65">Создание пользователей с нужными UID и группой</text:p>
          <text:list>
            <text:list-item>
              <text:p text:style-name="P65">sudo useradd -u 1001 -g group1 user1</text:p>
            </text:list-item>
            <text:list-item>
              <text:p text:style-name="P65">sudo useradd -u 1002 -g group2 user2</text:p>
            </text:list-item>
            <text:list-item>
              <text:p text:style-name="P65">sudo passwd user1</text:p>
            </text:list-item>
            <text:list-item>
              <text:p text:style-name="P65">sudo passwd user2</text:p>
            </text:list-item>
          </text:list>
        </text:list-item>
        <text:list-item>
          <text:p text:style-name="P65">Добавление пользователей в группу shared</text:p>
          <text:list>
            <text:list-item>
              <text:p text:style-name="P81"><text:span text:style-name="T8">sudo usermod -aG shared user</text:span><text:span text:style-name="T10">1</text:span></text:p>
            </text:list-item>
            <text:list-item>
              <text:p text:style-name="P65">sudo usermod -aG shared user2</text:p>
            </text:list-item>
          </text:list>
        </text:list-item>
        <text:list-item>
          <text:p text:style-name="P65">Проверка принадлежности к группам</text:p>
          <text:list>
            <text:list-item>
              <text:p text:style-name="P65">id user1</text:p>
            </text:list-item>
            <text:list-item>
              <text:p text:style-name="P65">id user2</text:p>
            </text:list-item>
          </text:list>
        </text:list-item>
        <text:list-item>
          <text:p text:style-name="P65">Создание файла /tmp/test с “Hello” и назначение user1 владельцем</text:p>
          <text:list>
            <text:list-item>
              <text:p text:style-name="P65">touch /tmp/test</text:p>
            </text:list-item>
            <text:list-item>
              <text:p text:style-name="P65">echo Hello &gt; /tmp/test</text:p>
            </text:list-item>
            <text:list-item>
              <text:p text:style-name="P65">sudo chown user1 /tmp/test</text:p>
            </text:list-item>
            <text:list-item>
              <text:p text:style-name="P81"><text:span text:style-name="T15">или если сразу создать от имени user1</text:span><text:span text:style-name="T8">:</text:span></text:p>
              <text:list>
                <text:list-item>
                  <text:p text:style-name="P65">sudo -u user1 bash -c 'echo Hello &gt; /tmp/test'</text:p>
                </text:list-item>
              </text:list>
            </text:list-item>
          </text:list>
        </text:list-item>
        <text:list-item>
          <text:p text:style-name="P65">Убрать публичные права на файл</text:p>
          <text:list>
            <text:list-item>
              <text:p text:style-name="P65">sudo chmod 640 /tmp/test</text:p>
            </text:list-item>
            <text:list-item>
              <text:p text:style-name="P65">ls -l /tmp/test</text:p>
            </text:list-item>
            <text:list-item>
              <text:p text:style-name="P65">Теперь файл виден только владельцу (user1) и группе (group1)</text:p>
            </text:list-item>
          </text:list>
        </text:list-item>
        <text:list-item>
          <text:p text:style-name="P65">Попытка чтения от user2 (не должен иметь доступа)</text:p>
          <text:list>
            <text:list-item>
              <text:p text:style-name="P65">su - user2 -c 'cat /tmp/test'</text:p>
            </text:list-item>
            <text:list-item>
              <text:p text:style-name="P65">sudo -u user2 cat /tmp/test</text:p>
            </text:list-item>
            <text:list-item>
              <text:p text:style-name="P65">Ожидаемая ошибка: Permission denied</text:p>
            </text:list-item>
          </text:list>
        </text:list-item>
        <text:list-item>
          <text:p text:style-name="P65">Смена группы файла на shared</text:p>
          <text:list>
            <text:list-item>
              <text:p text:style-name="P65">sudo chown user1:shared /tmp/test</text:p>
            </text:list-item>
          </text:list>
        </text:list-item>
        <text:list-item>
          <text:p text:style-name="P81"><text:soft-page-break/><text:span text:style-name="T8">Проверка доступа для user2 (доступ теперь есть)</text:span></text:p>
          <text:list>
            <text:list-item>
              <text:p text:style-name="P65">sudo -u user2 cat /tmp/test</text:p>
            </text:list-item>
            <text:list-item>
              <text:p text:style-name="P65">Выведет: Hello</text:p>
            </text:list-item>
          </text:list>
        </text:list-item>
        <text:list-item>
          <text:p text:style-name="P65">Удаление пользователей и групп</text:p>
        </text:list-item>
        <text:list-item>
          <text:p text:style-name="P65">sudo userdel user1</text:p>
        </text:list-item>
        <text:list-item>
          <text:p text:style-name="P65">sudo userdel user2</text:p>
        </text:list-item>
        <text:list-item>
          <text:p text:style-name="P65">sudo groupdel group1</text:p>
        </text:list-item>
        <text:list-item>
          <text:p text:style-name="P65">sudo groupdel group2</text:p>
        </text:list-item>
        <text:list-item>
          <text:p text:style-name="P65">sudo groupdel shared</text:p>
        </text:list-item>
        <text:list-item>
          <text:p text:style-name="P65">Если не удаётся удалить группу — проверь, что ни один пользователь больше не использует её как primary group.</text:p>
        </text:list-item>
      </text:list>
      <text:p text:style-name="P29"/>
      <text:p text:style-name="P16">Best Practice (рекомендуемые способы)</text:p>
      <text:list text:style-name="L26">
        <text:list-item>
          <text:p text:style-name="P66">Для массовых административных действий удобно использовать root-сессию:</text:p>
          <text:list>
            <text:list-item>
              <text:p text:style-name="P66">sudo -i</text:p>
            </text:list-item>
          </text:list>
        </text:list-item>
        <text:list-item>
          <text:p text:style-name="P66">После окончания всегда делай exit для возврата к обычному пользователю.</text:p>
        </text:list-item>
        <text:list-item>
          <text:p text:style-name="P66">Для создания файла сразу от нужного пользователя используем:</text:p>
          <text:list>
            <text:list-item>
              <text:p text:style-name="P66">sudo -u user1 bash -c 'echo Hello &gt; /tmp/test'</text:p>
            </text:list-item>
          </text:list>
        </text:list-item>
        <text:list-item>
          <text:p text:style-name="P66">Для проверки прав всегда используем ls -l файл и id username</text:p>
        </text:list-item>
        <text:list-item>
          <text:p text:style-name="P66">Для выполнения команд от имени пользователя:</text:p>
          <text:list>
            <text:list-item>
              <text:p text:style-name="P66">Через sudo -u имя_пользователя команда</text:p>
            </text:list-item>
            <text:list-item>
              <text:p text:style-name="P66">Или через su - имя_пользователя -c 'команда'</text:p>
            </text:list-item>
          </text:list>
        </text:list-item>
        <text:list-item>
          <text:p text:style-name="P66">Права доступа:</text:p>
          <text:list>
            <text:list-item>
              <text:p text:style-name="P66">chmod 640 — только владелец (rw-) и группа (r--)</text:p>
            </text:list-item>
          </text:list>
        </text:list-item>
        <text:list-item>
          <text:p text:style-name="P66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32"/>
      <text:p text:style-name="P23">-------------------------------------------------------------------------------------------------------</text:p>
      <text:p text:style-name="P10"/>
      <text:p text:style-name="P10"><text:span text:style-name="T22">25</text:span><text:span text:style-name="T19">.07</text:span>.25</text:p>
      <text:p text:style-name="P17">Тема:</text:p>
      <text:list text:style-name="L27">
        <text:list-item>
          <text:p text:style-name="P67">Практика управления правами и доступом к файлам в Linux (Lab: File Permissions)</text:p>
        </text:list-item>
      </text:list>
      <text:p text:style-name="P32"/>
      <text:p text:style-name="P17">Ситуация:</text:p>
      <text:list text:style-name="L28">
        <text:list-item>
          <text:p text:style-name="P68">Отрабатываем работу с пользователями, группами и правами на практике.</text:p>
        </text:list-item>
        <text:list-item>
          <text:p text:style-name="P68">Задания строятся поэтапно: даём доступ только на просмотр, потом на изменение, потом детально разбираем права файлов.</text:p>
        </text:list-item>
      </text:list>
      <text:p text:style-name="P32"/>
      <text:p text:style-name="P17">Шаги и действия:</text:p>
      <text:list text:style-name="L29">
        <text:list-item>
          <text:p text:style-name="P69">Создание пользователей</text:p>
          <text:list>
            <text:list-item>
              <text:p text:style-name="P69">sudo useradd user1</text:p>
            </text:list-item>
            <text:list-item>
              <text:p text:style-name="P82"><text:soft-page-break/><text:span text:style-name="T8">sudo useradd user2</text:span></text:p>
            </text:list-item>
            <text:list-item>
              <text:p text:style-name="P69">sudo passwd user1</text:p>
            </text:list-item>
            <text:list-item>
              <text:p text:style-name="P69">sudo passwd user2</text:p>
            </text:list-item>
            <text:list-item>
              <text:p text:style-name="P69">(пароли должны быть разными, можно простые — система предупредит, но примет)</text:p>
            </text:list-item>
          </text:list>
        </text:list-item>
        <text:list-item>
          <text:p text:style-name="P69">Создание папки с правами только для владельца</text:p>
          <text:list>
            <text:list-item>
              <text:p text:style-name="P69">mkdir /tmp/homework</text:p>
            </text:list-item>
            <text:list-item>
              <text:p text:style-name="P82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69">Создание файлов с разными правами</text:p>
          <text:list>
            <text:list-item>
              <text:p text:style-name="P69">Под user1:</text:p>
              <text:list>
                <text:list-item>
                  <text:p text:style-name="P69">echo "Hello" &gt; /tmp/homework/read <text:s text:c="5"/># Файл для чтения</text:p>
                </text:list-item>
                <text:list-item>
                  <text:p text:style-name="P69">chmod 400 /tmp/homework/read</text:p>
                </text:list-item>
                <text:list-item>
                  <text:p text:style-name="P69">echo "Hello" &gt; /tmp/homework/write <text:s text:c="4"/># Файл для записи</text:p>
                </text:list-item>
                <text:list-item>
                  <text:p text:style-name="P69">chmod 600 /tmp/homework/write</text:p>
                </text:list-item>
                <text:list-item>
                  <text:p text:style-name="P69">echo "echo Hello" &gt; /tmp/homework/execute <text:s/># Файл для выполнения</text:p>
                </text:list-item>
                <text:list-item>
                  <text:p text:style-name="P69">chmod 700 /tmp/homework/execute</text:p>
                </text:list-item>
              </text:list>
            </text:list-item>
          </text:list>
        </text:list-item>
        <text:list-item>
          <text:p text:style-name="P69">Пошаговое открытие доступа</text:p>
          <text:list>
            <text:list-item>
              <text:p text:style-name="P69">Дать user2 право только на просмотр содержимого папки:</text:p>
            </text:list-item>
            <text:list-item>
              <text:p text:style-name="P69">Добавить user2 в группу user1 (от root, через редактирование /etc/group или usermod)</text:p>
            </text:list-item>
            <text:list-item>
              <text:p text:style-name="P69">Назначить папке группу user1:</text:p>
              <text:list>
                <text:list-item>
                  <text:p text:style-name="P69">chgrp user1 /tmp/homework</text:p>
                </text:list-item>
                <text:list-item>
                  <text:p text:style-name="P69">chmod 750 /tmp/homework</text:p>
                </text:list-item>
                <text:list-item>
                  <text:p text:style-name="P69">Теперь user2 может видеть файлы, но не открывать.</text:p>
                </text:list-item>
              </text:list>
            </text:list-item>
            <text:list-item>
              <text:p text:style-name="P69">Дать user2 право изменять содержимое:</text:p>
              <text:list>
                <text:list-item>
                  <text:p text:style-name="P69">chmod 770 /tmp/homework</text:p>
                </text:list-item>
                <text:list-item>
                  <text:p text:style-name="P69">Теперь user2 (как член группы) может создавать, изменять и удалять файлы в папке.</text:p>
                </text:list-item>
              </text:list>
            </text:list-item>
          </text:list>
        </text:list-item>
        <text:list-item>
          <text:p text:style-name="P69">Права файлов по их назначению</text:p>
          <text:list>
            <text:list-item>
              <text:p text:style-name="P69">Для чтения:</text:p>
              <text:list>
                <text:list-item>
                  <text:p text:style-name="P69">chmod 740 /tmp/homework/read</text:p>
                </text:list-item>
              </text:list>
            </text:list-item>
            <text:list-item>
              <text:p text:style-name="P69">Для записи:</text:p>
              <text:list>
                <text:list-item>
                  <text:p text:style-name="P69">chmod 760 /tmp/homework/write</text:p>
                </text:list-item>
              </text:list>
            </text:list-item>
            <text:list-item>
              <text:p text:style-name="P69">Для выполнения:</text:p>
              <text:list>
                <text:list-item>
                  <text:p text:style-name="P69">chmod 770 /tmp/homework/execute</text:p>
                </text:list-item>
              </text:list>
            </text:list-item>
          </text:list>
        </text:list-item>
        <text:list-item>
          <text:p text:style-name="P69">Проверка доступа под user2</text:p>
          <text:list>
            <text:list-item>
              <text:p text:style-name="P69">cat /tmp/homework/read <text:s text:c="10"/># прочитать файл</text:p>
            </text:list-item>
            <text:list-item>
              <text:p text:style-name="P69">echo Hello &gt; /tmp/homework/write # записать</text:p>
            </text:list-item>
            <text:list-item>
              <text:p text:style-name="P69">/tmp/homework/execute <text:s text:c="11"/># выполнить</text:p>
            </text:list-item>
          </text:list>
        </text:list-item>
        <text:list-item>
          <text:p text:style-name="P69">Создание и тест дополнительных файлов</text:p>
          <text:list>
            <text:list-item>
              <text:p text:style-name="P69">Под user1:</text:p>
              <text:list>
                <text:list-item>
                  <text:p text:style-name="P69">touch /tmp/homework/immutable /tmp/homework/ownership</text:p>
                </text:list-item>
                <text:list-item>
                  <text:p text:style-name="P69">chmod 770 /tmp/homework/immutable /tmp/homework/ownership</text:p>
                </text:list-item>
                <text:list-item>
                  <text:p text:style-name="P69">Файлы доступны владельцу и группе</text:p>
                </text:list-item>
              </text:list>
            </text:list-item>
          </text:list>
        </text:list-item>
        <text:list-item>
          <text:p text:style-name="P82"><text:soft-page-break/><text:span text:style-name="T8">Передача прав на файл ownership</text:span></text:p>
          <text:list>
            <text:list-item>
              <text:p text:style-name="P69">Изменить владельца файла, чтобы user2 мог его редактировать (от root):</text:p>
              <text:list>
                <text:list-item>
                  <text:p text:style-name="P69">sudo chown user2 /tmp/homework/ownership</text:p>
                </text:list-item>
              </text:list>
            </text:list-item>
          </text:list>
        </text:list-item>
        <text:list-item>
          <text:p text:style-name="P69">Работа с immutable-файлом</text:p>
          <text:list>
            <text:list-item>
              <text:p text:style-name="P69">Сделать файл неизменяемым:</text:p>
              <text:list>
                <text:list-item>
                  <text:p text:style-name="P69">sudo chattr +i /tmp/homework/immutable</text:p>
                </text:list-item>
              </text:list>
            </text:list-item>
            <text:list-item>
              <text:p text:style-name="P69">Попытка удалить:</text:p>
              <text:list>
                <text:list-item>
                  <text:p text:style-name="P69">rm /tmp/homework/immutable</text:p>
                </text:list-item>
                <text:list-item>
                  <text:p text:style-name="P69"># → Operation not permitted</text:p>
                </text:list-item>
              </text:list>
            </text:list-item>
            <text:list-item>
              <text:p text:style-name="P69">Снять защиту и удалить:</text:p>
              <text:list>
                <text:list-item>
                  <text:p text:style-name="P69">sudo chattr -i /tmp/homework/immutable</text:p>
                </text:list-item>
                <text:list-item>
                  <text:p text:style-name="P69">rm /tmp/homework/immutable</text:p>
                </text:list-item>
              </text:list>
            </text:list-item>
          </text:list>
        </text:list-item>
        <text:list-item>
          <text:p text:style-name="P69">Выводы:</text:p>
          <text:list>
            <text:list-item>
              <text:p text:style-name="P69">Права доступа на папки и файлы в Linux можно настраивать очень гибко, используя владельцев, группы и специальные атрибуты (chattr).</text:p>
            </text:list-item>
            <text:list-item>
              <text:p text:style-name="P69">Для управления чужими файлами всегда нужен root.</text:p>
            </text:list-item>
            <text:list-item>
              <text:p text:style-name="P69">Через группы можно делегировать права нескольким пользователям.</text:p>
            </text:list-item>
            <text:list-item>
              <text:p text:style-name="P69">Атрибут immutable защищает от любых изменений (даже root не удалит без снятия атрибута).</text:p>
            </text:list-item>
            <text:list-item>
              <text:p text:style-name="P69">Коротко — алгоритм для похожих заданий:</text:p>
              <text:list>
                <text:list-item>
                  <text:p text:style-name="P69">Создать нужных пользователей.</text:p>
                </text:list-item>
                <text:list-item>
                  <text:p text:style-name="P69">Настроить группы для совместного доступа.</text:p>
                </text:list-item>
                <text:list-item>
                  <text:p text:style-name="P69">Назначить правильные права на папки/файлы.</text:p>
                </text:list-item>
                <text:list-item>
                  <text:p text:style-name="P69">Проверять доступность от нужного пользователя.</text:p>
                </text:list-item>
                <text:list-item>
                  <text:p text:style-name="P69">Использовать chattr, если нужна настоящая защита от изменений.</text:p>
                </text:list-item>
              </text:list>
            </text:list-item>
          </text:list>
        </text:list-item>
      </text:list>
      <text:p text:style-name="P40"><text:span text:style-name="T8"/></text:p>
      <text:p text:style-name="P24">-------------------------------------------------------------------------------------------------------</text:p>
      <text:p text:style-name="P11"/>
      <text:p text:style-name="P11"><text:span text:style-name="T22">25</text:span><text:span text:style-name="T19">.07</text:span>.25</text:p>
      <text:p text:style-name="P18">Тема:</text:p>
      <text:list text:style-name="L30">
        <text:list-item>
          <text:p text:style-name="P70">Иерархия процессов и запуск фоновых задач в Linux</text:p>
        </text:list-item>
      </text:list>
      <text:p text:style-name="P18">Шаги и действия:</text:p>
      <text:list text:style-name="L31">
        <text:list-item>
          <text:p text:style-name="P71">Открыть терминал.</text:p>
        </text:list-item>
        <text:list-item>
          <text:p text:style-name="P71">Создать скрипт script.sh со следующим содержимым:</text:p>
          <text:list>
            <text:list-item>
              <text:p text:style-name="P71">#!/bin/bash</text:p>
            </text:list-item>
            <text:list-item>
              <text:p text:style-name="P71">sleep 5m</text:p>
            </text:list-item>
          </text:list>
        </text:list-item>
        <text:list-item>
          <text:p text:style-name="P71">Сделать скрипт исполняемым:</text:p>
          <text:list>
            <text:list-item>
              <text:p text:style-name="P71">chmod +x script.sh</text:p>
            </text:list-item>
          </text:list>
        </text:list-item>
        <text:list-item>
          <text:p text:style-name="P71">Запустить скрипт в фоновом режиме:</text:p>
          <text:list>
            <text:list-item>
              <text:p text:style-name="P71">./script.sh &amp;</text:p>
            </text:list-item>
          </text:list>
        </text:list-item>
        <text:list-item>
          <text:p text:style-name="P71">Проверить, что скрипт запущен в фоне:</text:p>
          <text:list>
            <text:list-item>
              <text:p text:style-name="P71"><text:soft-page-break/>jobs</text:p>
            </text:list-item>
          </text:list>
        </text:list-item>
        <text:list-item>
          <text:p text:style-name="P71">Посмотреть процессы в системе:</text:p>
          <text:list>
            <text:list-item>
              <text:p text:style-name="P71">ps</text:p>
            </text:list-item>
            <text:list-item>
              <text:p text:style-name="P71">top</text:p>
            </text:list-item>
          </text:list>
        </text:list-item>
        <text:list-item>
          <text:p text:style-name="P71">Найти PID своего скрипта:</text:p>
          <text:list>
            <text:list-item>
              <text:p text:style-name="P71">ps | grep script.sh</text:p>
            </text:list-item>
          </text:list>
        </text:list-item>
        <text:list-item>
          <text:p text:style-name="P71">Узнать, от какого пользователя и с какой командой запущен процесс:</text:p>
          <text:list>
            <text:list-item>
              <text:p text:style-name="P71">ps aux | grep script.sh</text:p>
            </text:list-item>
            <text:list-item>
              <text:p text:style-name="P71">или</text:p>
            </text:list-item>
            <text:list-item>
              <text:p text:style-name="P71">ps -f -p &lt;PID&gt;</text:p>
            </text:list-item>
          </text:list>
        </text:list-item>
      </text:list>
      <text:p text:style-name="P18">Пояснения и заметки:</text:p>
      <text:list text:continue-numbering="true" text:style-name="L31">
        <text:list-item>
          <text:p text:style-name="P71">./script.sh &amp; — запускает скрипт в фоне (background).</text:p>
        </text:list-item>
        <text:list-item>
          <text:p text:style-name="P71">jobs — показывает все фоновые задачи текущего терминала.</text:p>
        </text:list-item>
        <text:list-item>
          <text:p text:style-name="P71">ps — отображает все процессы, связанные с текущим терминалом.</text:p>
        </text:list-item>
        <text:list-item>
          <text:p text:style-name="P71">ps aux | grep &lt;имя&gt; — ищет по всем процессам, показывает имя пользователя (USER), PID, команду (CMD) и другое.</text:p>
        </text:list-item>
        <text:list-item>
          <text:p text:style-name="P71">sleep 5m — удерживает процесс активным 5 минут для теста.</text:p>
        </text:list-item>
      </text:list>
      <text:p text:style-name="P72"/>
      <text:p text:style-name="P76">-------------------------------------------------------------------------------------------------------</text:p>
      <text:p text:style-name="P75"/>
      <text:p text:style-name="P75"><text:span text:style-name="T23">30</text:span><text:span text:style-name="T19">.07</text:span>.25</text:p>
      <text:p text:style-name="P74">Тема:</text:p>
      <text:list text:style-name="L33">
        <text:list-item>
          <text:p text:style-name="P83"><text:span text:style-name="T8">запуск пользовательского скрипта через systemd (test.service)</text:span></text:p>
        </text:list-item>
      </text:list>
      <text:p text:style-name="P73"/>
      <text:p text:style-name="P74">Ситуация:</text:p>
      <text:list text:style-name="L34">
        <text:list-item>
          <text:p text:style-name="P84"><text:span text:style-name="T8">Нужно создать systemd unit (test.service), который запускает твой скрипт (script.sh) как отдельный сервис.</text:span></text:p>
        </text:list-item>
      </text:list>
      <text:p text:style-name="P73"/>
      <text:p text:style-name="P74">Шаги и действия:</text:p>
      <text:list text:style-name="L35">
        <text:list-item>
          <text:p text:style-name="P85"><text:span text:style-name="T8">Создаём скрипт</text:span></text:p>
          <text:list>
            <text:list-item>
              <text:p text:style-name="P85"><text:span text:style-name="T8">nano </text:span><text:span text:style-name="T12">/usr/local/bin</text:span><text:span text:style-name="T8">/script.sh</text:span></text:p>
            </text:list-item>
            <text:list-item>
              <text:p text:style-name="P85"><text:span text:style-name="T8">Вставить:</text:span></text:p>
              <text:list>
                <text:list-item>
                  <text:p text:style-name="P85"><text:span text:style-name="T8">#!/bin/bash</text:span></text:p>
                  <text:p text:style-name="P85"><text:span text:style-name="T8">sleep 1000</text:span></text:p>
                </text:list-item>
              </text:list>
            </text:list-item>
            <text:list-item>
              <text:p text:style-name="P85"><text:span text:style-name="T8">Сделать исполняемым:</text:span></text:p>
              <text:list>
                <text:list-item>
                  <text:p text:style-name="P85"><text:span text:style-name="T8">chmod +x </text:span><text:span text:style-name="T12">/usr/local/bin</text:span><text:span text:style-name="T8">/script.sh</text:span></text:p>
                </text:list-item>
              </text:list>
            </text:list-item>
          </text:list>
        </text:list-item>
        <text:list-item>
          <text:p text:style-name="P85"><text:span text:style-name="T8">sudo chmod 755 /usr/local/bin/script.sh</text:span></text:p>
        </text:list-item>
        <text:list-item>
          <text:p text:style-name="P85"><text:span text:style-name="T8">sudo chown root:root /usr/local/bin/script.sh</text:span></text:p>
        </text:list-item>
        <text:list-item>
          <text:p text:style-name="P85"><text:span text:style-name="T8">Создаём unit-файл для systemd</text:span></text:p>
          <text:list>
            <text:list-item>
              <text:p text:style-name="P85"><text:span text:style-name="T8">sudo nano /etc/systemd/system/test.service</text:span></text:p>
              <text:list>
                <text:list-item>
                  <text:p text:style-name="P85"><text:span text:style-name="T8">[Unit]</text:span></text:p>
                  <text:p text:style-name="P85"><text:span text:style-name="T8">Description=Test service for running script.sh</text:span></text:p>
                  <text:p text:style-name="P85"><text:span text:style-name="T8"/></text:p>
                  <text:p text:style-name="P85"><text:span text:style-name="T8">[Service]</text:span></text:p>
                  <text:p text:style-name="P85"><text:soft-page-break/><text:span text:style-name="T8">ExecStart=/usr/local/bin/script.sh</text:span></text:p>
                  <text:p text:style-name="P85"><text:span text:style-name="T8"/></text:p>
                  <text:p text:style-name="P85"><text:span text:style-name="T8">[Install]</text:span></text:p>
                  <text:p text:style-name="P85"><text:span text:style-name="T8">WantedBy=multi-user.target</text:span></text:p>
                </text:list-item>
              </text:list>
            </text:list-item>
          </text:list>
        </text:list-item>
        <text:list-item>
          <text:p text:style-name="P85"><text:span text:style-name="T8">Перезагружаем systemd и запускаем сервис</text:span></text:p>
          <text:list>
            <text:list-item>
              <text:p text:style-name="P85"><text:span text:style-name="T8">sudo systemctl daemon-reload</text:span></text:p>
            </text:list-item>
            <text:list-item>
              <text:p text:style-name="P85"><text:span text:style-name="T8">sudo systemctl start test.service</text:span></text:p>
            </text:list-item>
            <text:list-item>
              <text:p text:style-name="P85"><text:span text:style-name="T8">sudo systemctl status test.service</text:span></text:p>
            </text:list-item>
          </text:list>
        </text:list-item>
        <text:list-item>
          <text:p text:style-name="P85"><text:span text:style-name="T8">Если ошибка "Permission denied"</text:span></text:p>
          <text:list>
            <text:list-item>
              <text:p text:style-name="P85"><text:span text:style-name="T8">Проверить права на скрипт и папку:</text:span></text:p>
              <text:list>
                <text:list-item>
                  <text:p text:style-name="P85"><text:span text:style-name="T8">ls -l /usr/local/bin/script.sh</text:span></text:p>
                </text:list-item>
                <text:list-item>
                  <text:p text:style-name="P85"><text:span text:style-name="T8">ls -ld /usr/local/bin</text:span></text:p>
                </text:list-item>
              </text:list>
            </text:list-item>
            <text:list-item>
              <text:p text:style-name="P85"><text:span text:style-name="T8">Должно быть:</text:span></text:p>
              <text:list>
                <text:list-item>
                  <text:p text:style-name="P85"><text:span text:style-name="T8">/usr/local/bin/script.sh — -rwxr-xr-x root root</text:span></text:p>
                </text:list-item>
              </text:list>
            </text:list-item>
            <text:list-item>
              <text:p text:style-name="P85"><text:span text:style-name="T8">Если SELinux включён (CentOS), временно отключить:</text:span></text:p>
              <text:list>
                <text:list-item>
                  <text:p text:style-name="P85"><text:span text:style-name="T8">sudo setenforce 0</text:span></text:p>
                </text:list-item>
                <text:list-item>
                  <text:p text:style-name="P85"><text:span text:style-name="T8">После теста вернуть обратно:</text:span></text:p>
                </text:list-item>
                <text:list-item>
                  <text:p text:style-name="P85"><text:span text:style-name="T8">sudo setenforce 1</text:span></text:p>
                </text:list-item>
              </text:list>
            </text:list-item>
          </text:list>
        </text:list-item>
        <text:list-item>
          <text:p text:style-name="P85"><text:span text:style-name="T8">Проверяем, что сервис запустился</text:span></text:p>
          <text:list>
            <text:list-item>
              <text:p text:style-name="P85"><text:span text:style-name="T8">Должно быть:</text:span></text:p>
              <text:list>
                <text:list-item>
                  <text:p text:style-name="P85"><text:span text:style-name="T8">● test.service - Test service for running script.sh</text:span></text:p>
                  <text:p text:style-name="P85"><text:span text:style-name="T8">Loaded: loaded (/etc/systemd/system/test.service; disabled)</text:span></text:p>
                  <text:p text:style-name="P85"><text:span text:style-name="T8">Active: active (running) …</text:span></text:p>
                  <text:p text:style-name="P85"><text:span text:style-name="T8">Main PID: ... (script.sh)</text:span></text:p>
                </text:list-item>
              </text:list>
            </text:list-item>
          </text:list>
        </text:list-item>
        <text:list-item>
          <text:p text:style-name="P85"><text:span text:style-name="T8">Останавливаем и удаляем сервис (при необходимости)</text:span></text:p>
          <text:list>
            <text:list-item>
              <text:p text:style-name="P85"><text:span text:style-name="T8">sudo systemctl stop test.service</text:span></text:p>
            </text:list-item>
            <text:list-item>
              <text:p text:style-name="P85"><text:span text:style-name="T8">sudo systemctl disable test.service</text:span></text:p>
            </text:list-item>
            <text:list-item>
              <text:p text:style-name="P85"><text:span text:style-name="T8">sudo rm /etc/systemd/system/test.service</text:span></text:p>
            </text:list-item>
            <text:list-item>
              <text:p text:style-name="P85"><text:span text:style-name="T8">sudo systemctl daemon-reload</text:span></text:p>
            </text:list-item>
          </text:list>
        </text:list-item>
      </text:list>
      <text:p text:style-name="P73"/>
      <text:p text:style-name="P74">Комментарии и выводы:</text:p>
      <text:list text:style-name="L36">
        <text:list-item>
          <text:p text:style-name="P86"><text:span text:style-name="T8">systemd не будет запускать скрипт из домашней директории, если она не принадлежит root или нет прав на выполнение.</text:span></text:p>
        </text:list-item>
        <text:list-item>
          <text:p text:style-name="P86"><text:span text:style-name="T8">Для запуска сервисов лучше всегда копировать скрипты в /usr/local/bin и отдавать права root.</text:span></text:p>
        </text:list-item>
        <text:list-item>
          <text:p text:style-name="P86"><text:span text:style-name="T8">SELinux на CentOS может блокировать запуск даже с правильными правами — если сервис не стартует и всё выглядит окей, проверь SELinux!</text:span></text:p>
        </text:list-item>
        <text:list-item>
          <text:p text:style-name="P86"><text:span text:style-name="T8">После каждого изменения unit-файла обязательно делай systemctl daemon-reload.</text:span></text:p>
        </text:list-item>
      </text:list>
      <text:p text:style-name="P73"/>
      <text:p text:style-name="P74">Best Practice:</text:p>
      <text:list text:style-name="L37">
        <text:list-item>
          <text:p text:style-name="P87"><text:span text:style-name="T8">Всегда делай chmod 755 для исполняемых файлов в системных папках.</text:span></text:p>
        </text:list-item>
        <text:list-item>
          <text:p text:style-name="P87"><text:span text:style-name="T8">Проверяй права на каталог, где лежит скрипт.</text:span></text:p>
        </text:list-item>
        <text:list-item>
          <text:p text:style-name="P87"><text:soft-page-break/><text:span text:style-name="T8">Для тестов с SELinux — временно отключай, но не забывай возвращать режим enforcing.</text:span></text:p>
        </text:list-item>
        <text:list-item>
          <text:p text:style-name="P87"><text:span text:style-name="T8">Всегда читай логи через sudo journalctl -xeu &lt;service&gt; при ошибках запуска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30T01:54:04.855403549</dc:date>
    <meta:editing-duration>P1DT8H57M35S</meta:editing-duration>
    <meta:editing-cycles>11</meta:editing-cycles>
    <meta:generator>LibreOffice/24.2.7.2$Linux_X86_64 LibreOffice_project/420$Build-2</meta:generator>
    <meta:document-statistic meta:table-count="1" meta:image-count="0" meta:object-count="0" meta:page-count="12" meta:paragraph-count="385" meta:word-count="2248" meta:character-count="15086" meta:non-whitespace-character-count="13428"/>
  </office:meta>
</office:document-meta>
</file>